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78cm" svg:height="8.593cm" svg:x="0.022cm" svg:y="0.92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  <style:font-face style:name="呡歡潐䝯瑨楣" svg:font-family="呡歡潐䝯瑨楣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黃_ff09_" draw:display-name="塗りつぶし（黃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808080" draw:fill-color="#cfe7f5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5-06-04T15:29:17.830651954</dc:date>
    <meta:editing-duration>PT7M24S</meta:editing-duration>
    <meta:editing-cycles>26</meta:editing-cycles>
    <meta:generator>LibreOffice/24.2.7.2$Linux_X86_64 LibreOffice_project/420$Build-2</meta:generator>
    <meta:document-statistic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79cm" svg:height="8.594cm" xlink:href="." xlink:type="simple" chart:class="chart:scatter" chart:style-name="ch1">
        <chart:plot-area chart:style-name="ch2" chart:data-source-has-labels="both" svg:x="0.305cm" svg:y="0.171cm" svg:width="14.669cm" svg:height="8.252cm">
          <chart:coordinate-region svg:x="0.847cm" svg:y="0.37cm" svg:width="14.033cm" svg:height="7.854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1.22464679914735E-016">
                <text:p>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.44929359829471E-016">
                <text:p>-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0.368124552684677">
                <text:p>-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0.770513242775788">
                <text:p>-0.7705132427757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248689887164856">
                <text:p>-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98026728428272">
                <text:p>0.99802672842827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587785252292474">
                <text:p>0.58778525229247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6.12323399573677E-016">
                <text:p>6.12323399573677E-0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-0.125333233564303">
                <text:p>-0.125333233564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-0.368124552684679">
                <text:p>-0.3681245526846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-0.684547105928688">
                <text:p>-0.68454710592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998026728428272">
                <text:p>-0.9980267284282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844327925502016">
                <text:p>-0.844327925502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770513242775791">
                <text:p>-0.7705132427757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481753674101717">
                <text:p>-0.4817536741017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36812455268468">
                <text:p>-0.368124552684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248689887164854">
                <text:p>-0.2486898871648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7" draw:display-name="Gradient 7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